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4.8cm" fo:margin-right="0cm" text:enable-numbering="fals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family="Courier" style:font-family-generic="modern" style:font-pitch="fixed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atter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A design pattern is a widely accepted solution to a recurring design problem in OOP</text:p>
              </text:list-item>
            </text:list>
            <text:list text:style-name="L2">
              <text:list-item>
                <text:p text:style-name="P5">Describes how to structure classes to achieve a requirement</text:p>
              </text:list-item>
            </text:list>
            <text:list text:style-name="L2">
              <text:list-item>
                <text:p text:style-name="P5">Provides a general blueprint when implementing part of a program</text:p>
              </text:list-item>
            </text:list>
            <text:list text:style-name="L2">
              <text:list-item>
                <text:p text:style-name="P5">Popularized by the “Gang of Four”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enefi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Learn from community wisdom</text:p>
              </text:list-item>
            </text:list>
            <text:list text:style-name="L2">
              <text:list-item>
                <text:p text:style-name="P5">Determine implementation faster</text:p>
              </text:list-item>
            </text:list>
            <text:list text:style-name="L2">
              <text:list-item>
                <text:p text:style-name="P5">Make code more readable to other programmer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ategori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reational Design Patterns</text:p>
              </text:list-item>
            </text:list>
            <text:list text:style-name="L2">
              <text:list-item>
                <text:list>
                  <text:list-item>
                    <text:p text:style-name="P6">For creating objects</text:p>
                  </text:list-item>
                </text:list>
              </text:list-item>
            </text:list>
            <text:list text:style-name="L2">
              <text:list-item>
                <text:p text:style-name="P5">Structural Design Patterns</text:p>
              </text:list-item>
            </text:list>
            <text:list text:style-name="L2">
              <text:list-item>
                <text:list>
                  <text:list-item>
                    <text:p text:style-name="P6">Organizing subsystems</text:p>
                  </text:list-item>
                </text:list>
              </text:list-item>
            </text:list>
            <text:list text:style-name="L2">
              <text:list-item>
                <text:p text:style-name="P5">Behavioral Design Patterns</text:p>
              </text:list-item>
            </text:list>
            <text:list text:style-name="L2">
              <text:list-item>
                <text:list>
                  <text:list-item>
                    <text:p text:style-name="P6">Object behavi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5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 text:style-name="P5">Behavioral design pattern</text:p>
              </text:list-item>
            </text:list>
            <text:list text:style-name="L2">
              <text:list-item>
                <text:p text:style-name="P5">You want to notify objects that a particular event has happened</text:p>
              </text:list-item>
            </text:list>
            <text:list text:style-name="L2">
              <text:list-item>
                <text:p text:style-name="P5">Object that changes is the subject</text:p>
              </text:list-item>
            </text:list>
            <text:list text:style-name="L2">
              <text:list-item>
                <text:p text:style-name="P5">Objects that receive updates are observers</text:p>
              </text:list-item>
            </text:list>
            <text:list text:style-name="L2">
              <text:list-item>
                <text:p text:style-name="P5">Case study: Friendster Bulletin Board</text:p>
              </text:list-item>
            </text:list>
            <text:list text:style-name="L2">
              <text:list-item>
                <text:list>
                  <text:list-item>
                    <text:p text:style-name="P6">Subject: Yo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servers: Frien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Responsibilities of Subject</text:p>
              </text:list-item>
            </text:list>
            <text:list text:style-name="L2">
              <text:list-item>
                <text:list>
                  <text:list-item>
                    <text:p text:style-name="P6">Maintain a list of observer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ovide methods for adding/removing obser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nding update methods to observers</text:p>
                  </text:list-item>
                </text:list>
              </text:list-item>
            </text:list>
            <text:list text:style-name="L2">
              <text:list-item>
                <text:p text:style-name="P5">Responsibilities of Observer</text:p>
              </text:list-item>
            </text:list>
            <text:list text:style-name="L2">
              <text:list-item>
                <text:list>
                  <text:list-item>
                    <text:p text:style-name="P6">Process message sent by sub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public interface Subject {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public void addObserver(Observer o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public void removeObserver(Observer o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public void inform(Object o);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2">}</text:span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public interface Observer {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public void update(Object o);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2">}</text:span></text:p>
              </text:list-item>
            </text:list>
            <text:list text:style-name="L2">
              <text:list-item>
                <text:p text:style-name="P7"><text:span text:style-name="T2"/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5.238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private String nam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private List&lt;Observer&gt; friends = new ArrayList&lt;Observer&gt;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2">}</text:span></text:p>
              </text:list-item>
            </text:list>
            <text:list text:style-name="L2">
              <text:list-item>
                <text:p text:style-name="P7"><text:span text:style-name="T2"/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5.78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public void inform(Object msg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2">Iterator&lt;Observer&gt; ite = friends.iterator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2">while (ite.hasNext())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">Observer ob = ite.next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">ob.update(msg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2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}}</text:span>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public void postBulletin(String msg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2">inform(name+": " +msg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}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2">}</text:span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public void update(Object msg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2">System.out.println(name+": New bulletin from "+msg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}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2">}</text:span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http://www.moock.org/lectures/introToPatterns/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6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19T01:50:42</dc:date>
    <meta:print-date>2008-02-04T07:26:42</meta:print-date>
    <dc:language>en-US</dc:language>
    <meta:editing-cycles>3263</meta:editing-cycles>
    <meta:editing-duration>P3DT8H51M50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